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25.1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5.93mm"/>
    </style:style>
    <style:style style:name="co20" style:family="table-column">
      <style:table-column-properties fo:break-before="auto" style:column-width="20.13mm"/>
    </style:style>
    <style:style style:name="co21" style:family="table-column">
      <style:table-column-properties fo:break-before="auto" style:column-width="20.67mm"/>
    </style:style>
    <style:style style:name="co22" style:family="table-column">
      <style:table-column-properties fo:break-before="auto" style:column-width="20.39mm"/>
    </style:style>
    <style:style style:name="co23" style:family="table-column">
      <style:table-column-properties fo:break-before="auto" style:column-width="14.8mm"/>
    </style:style>
    <style:style style:name="co24" style:family="table-column">
      <style:table-column-properties fo:break-before="auto" style:column-width="18.71mm"/>
    </style:style>
    <style:style style:name="co25" style:family="table-column">
      <style:table-column-properties fo:break-before="auto" style:column-width="16.7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110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8" style:family="table-cell" style:parent-style-name="Default" style:data-style-name="N1">
      <style:table-cell-properties style:diagonal-bl-tr="none" style:diagonal-tl-br="none" fo:border="1.76pt solid #333333" fo:padding="0.71mm" style:rotation-align="none"/>
    </style:style>
    <style:style style:name="ce34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</style:style>
    <style:style style:name="ce36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8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146" style:family="table-cell" style:parent-style-name="Default">
      <style:table-cell-properties fo:border-bottom="none" fo:background-color="#ccffcc" style:diagonal-bl-tr="none" style:diagonal-tl-br="none" fo:border-left="1.76pt solid #000080" fo:padding="0.71mm" fo:border-right="0.06pt solid #000080" style:rotation-align="none" fo:border-top="0.06pt solid #000080"/>
    </style:style>
    <style:style style:name="ce4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3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4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152" style:family="table-cell" style:parent-style-name="Default">
      <style:table-cell-properties fo:background-color="#ccffcc" style:diagonal-bl-tr="none" style:diagonal-tl-br="none" fo:border="none" fo:padding="0.71mm" style:rotation-align="none"/>
    </style:style>
    <style:style style:name="ce48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0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1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2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15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6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67" style:family="table-cell" style:parent-style-name="Default" style:data-style-name="N118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8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9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0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1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">
      <style:table-cell-properties style:glyph-orientation-vertical="0" fo:border-bottom="1.76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8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79" style:family="table-cell" style:parent-style-name="Default" style:data-style-name="N1">
      <style:table-cell-properties fo:padding="0.71mm"/>
    </style:style>
    <style:style style:name="ce80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1" style:family="table-cell" style:parent-style-name="Default" style:data-style-name="N119">
      <style:table-cell-properties style:diagonal-bl-tr="none" style:diagonal-tl-br="none" fo:border="0.74pt solid #101010" fo:padding="0.71mm" style:rotation-align="none"/>
    </style:style>
    <style:style style:name="ce82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0.74pt solid #101010" style:rotation-align="none" fo:border-top="0.74pt solid #101010"/>
    </style:style>
    <style:style style:name="ce83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4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5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6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7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19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1" style:family="table-cell" style:parent-style-name="Default" style:data-style-name="N119">
      <style:table-cell-properties fo:background-color="#ffff99" style:diagonal-bl-tr="none" style:diagonal-tl-br="none" fo:border="0.74pt solid #101010" fo:padding="0.71mm" style:rotation-align="none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5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0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1" style:family="table-cell" style:parent-style-name="Default">
      <style:table-cell-properties fo:border-bottom="1.76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*1/[.B3]" office:value-type="percentage" office:value="0.43" calcext:value-type="percentage">
            <text:p>43,00%</text:p>
          </table:table-cell>
          <table:table-cell table:style-name="ce14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*1/[.B4]" office:value-type="percentage" office:value="0.733333333333333" calcext:value-type="percentage">
            <text:p>73,33%</text:p>
          </table:table-cell>
          <table:table-cell table:style-name="ce14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*1/[.B5]" office:value-type="percentage" office:value="0.866666666666667" calcext:value-type="percentage">
            <text:p>86,67%</text:p>
          </table:table-cell>
          <table:table-cell table:style-name="ce14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*1/[.B6]" office:value-type="percentage" office:value="0.714285714285714" calcext:value-type="percentage">
            <text:p>71,43%</text:p>
          </table:table-cell>
          <table:table-cell table:style-name="ce14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*1/[.B7]" office:value-type="percentage" office:value="0.818181818181818" calcext:value-type="percentage">
            <text:p>81,82%</text:p>
          </table:table-cell>
          <table:table-cell table:style-name="ce14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110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110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20" office:value-type="string" calcext:value-type="string" table:number-columns-spanned="1" table:number-rows-spanned="2">
            <text:p>Lp</text:p>
          </table:table-cell>
          <table:table-cell table:style-name="ce126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20"/>
          <table:covered-table-cell table:style-name="ce126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28" table:formula="of:=IF([.K4]&gt;=4.75;&quot;Tak&quot;;&quot;Nie&quot;)" office:value-type="string" office:string-value="Nie" calcext:value-type="string">
            <text:p>Nie</text:p>
          </table:table-cell>
          <table:table-cell table:style-name="ce17" table:formula="of:=IF([.L4]=&quot;Tak&quot;;IF([.K4]&lt;=4.85;&quot;Dyplom&quot;;IF([.K4]&lt;=5;&quot;Książka&quot;;&quot;Pióro&quot;));&quot;&quot;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28" table:formula="of:=IF([.K5]&gt;=4.75;&quot;Tak&quot;;&quot;Nie&quot;)" office:value-type="string" office:string-value="Tak" calcext:value-type="string">
            <text:p>Tak</text:p>
          </table:table-cell>
          <table:table-cell table:style-name="ce17" table:formula="of:=IF([.L5]=&quot;Tak&quot;;IF([.K5]&lt;=4.85;&quot;Dyplom&quot;;IF([.K5]&lt;=5;&quot;Książka&quot;;&quot;Pióro&quot;));&quot;&quot;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28" table:formula="of:=IF([.K6]&gt;=4.75;&quot;Tak&quot;;&quot;Nie&quot;)" office:value-type="string" office:string-value="Nie" calcext:value-type="string">
            <text:p>Nie</text:p>
          </table:table-cell>
          <table:table-cell table:style-name="ce17" table:formula="of:=IF([.L6]=&quot;Tak&quot;;IF([.K6]&lt;=4.85;&quot;Dyplom&quot;;IF([.K6]&lt;=5;&quot;Książka&quot;;&quot;Pióro&quot;));&quot;&quot;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28" table:formula="of:=IF([.K7]&gt;=4.75;&quot;Tak&quot;;&quot;Nie&quot;)" office:value-type="string" office:string-value="Nie" calcext:value-type="string">
            <text:p>Nie</text:p>
          </table:table-cell>
          <table:table-cell table:style-name="ce17" table:formula="of:=IF([.L7]=&quot;Tak&quot;;IF([.K7]&lt;=4.85;&quot;Dyplom&quot;;IF([.K7]&lt;=5;&quot;Książka&quot;;&quot;Pióro&quot;));&quot;&quot;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28" table:formula="of:=IF([.K8]&gt;=4.75;&quot;Tak&quot;;&quot;Nie&quot;)" office:value-type="string" office:string-value="Nie" calcext:value-type="string">
            <text:p>Nie</text:p>
          </table:table-cell>
          <table:table-cell table:style-name="ce17" table:formula="of:=IF([.L8]=&quot;Tak&quot;;IF([.K8]&lt;=4.85;&quot;Dyplom&quot;;IF([.K8]&lt;=5;&quot;Książka&quot;;&quot;Pióro&quot;));&quot;&quot;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28" table:formula="of:=IF([.K9]&gt;=4.75;&quot;Tak&quot;;&quot;Nie&quot;)" office:value-type="string" office:string-value="Nie" calcext:value-type="string">
            <text:p>Nie</text:p>
          </table:table-cell>
          <table:table-cell table:style-name="ce17" table:formula="of:=IF([.L9]=&quot;Tak&quot;;IF([.K9]&lt;=4.85;&quot;Dyplom&quot;;IF([.K9]&lt;=5;&quot;Książka&quot;;&quot;Pióro&quot;));&quot;&quot;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125" calcext:value-type="float">
            <text:p>3,13</text:p>
          </table:table-cell>
          <table:table-cell table:style-name="ce28" table:formula="of:=IF([.K10]&gt;=4.75;&quot;Tak&quot;;&quot;Nie&quot;)" office:value-type="string" office:string-value="Nie" calcext:value-type="string">
            <text:p>Nie</text:p>
          </table:table-cell>
          <table:table-cell table:style-name="ce17" table:formula="of:=IF([.L10]=&quot;Tak&quot;;IF([.K10]&lt;=4.85;&quot;Dyplom&quot;;IF([.K10]&lt;=5;&quot;Książka&quot;;&quot;Pióro&quot;));&quot;&quot;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28" table:formula="of:=IF([.K11]&gt;=4.75;&quot;Tak&quot;;&quot;Nie&quot;)" office:value-type="string" office:string-value="Nie" calcext:value-type="string">
            <text:p>Nie</text:p>
          </table:table-cell>
          <table:table-cell table:style-name="ce17" table:formula="of:=IF([.L11]=&quot;Tak&quot;;IF([.K11]&lt;=4.85;&quot;Dyplom&quot;;IF([.K11]&lt;=5;&quot;Książka&quot;;&quot;Pióro&quot;));&quot;&quot;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28" table:formula="of:=IF([.K12]&gt;=4.75;&quot;Tak&quot;;&quot;Nie&quot;)" office:value-type="string" office:string-value="Nie" calcext:value-type="string">
            <text:p>Nie</text:p>
          </table:table-cell>
          <table:table-cell table:style-name="ce17" table:formula="of:=IF([.L12]=&quot;Tak&quot;;IF([.K12]&lt;=4.85;&quot;Dyplom&quot;;IF([.K12]&lt;=5;&quot;Książka&quot;;&quot;Pióro&quot;));&quot;&quot;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28" table:formula="of:=IF([.K13]&gt;=4.75;&quot;Tak&quot;;&quot;Nie&quot;)" office:value-type="string" office:string-value="Nie" calcext:value-type="string">
            <text:p>Nie</text:p>
          </table:table-cell>
          <table:table-cell table:style-name="ce17" table:formula="of:=IF([.L13]=&quot;Tak&quot;;IF([.K13]&lt;=4.85;&quot;Dyplom&quot;;IF([.K13]&lt;=5;&quot;Książka&quot;;&quot;Pióro&quot;));&quot;&quot;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28" table:formula="of:=IF([.K14]&gt;=4.75;&quot;Tak&quot;;&quot;Nie&quot;)" office:value-type="string" office:string-value="Nie" calcext:value-type="string">
            <text:p>Nie</text:p>
          </table:table-cell>
          <table:table-cell table:style-name="ce17" table:formula="of:=IF([.L14]=&quot;Tak&quot;;IF([.K14]&lt;=4.85;&quot;Dyplom&quot;;IF([.K14]&lt;=5;&quot;Książka&quot;;&quot;Pióro&quot;));&quot;&quot;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28" table:formula="of:=IF([.K15]&gt;=4.75;&quot;Tak&quot;;&quot;Nie&quot;)" office:value-type="string" office:string-value="Nie" calcext:value-type="string">
            <text:p>Nie</text:p>
          </table:table-cell>
          <table:table-cell table:style-name="ce17" table:formula="of:=IF([.L15]=&quot;Tak&quot;;IF([.K15]&lt;=4.85;&quot;Dyplom&quot;;IF([.K15]&lt;=5;&quot;Książka&quot;;&quot;Pióro&quot;));&quot;&quot;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28" table:formula="of:=IF([.K16]&gt;=4.75;&quot;Tak&quot;;&quot;Nie&quot;)" office:value-type="string" office:string-value="Tak" calcext:value-type="string">
            <text:p>Tak</text:p>
          </table:table-cell>
          <table:table-cell table:style-name="ce17" table:formula="of:=IF([.L16]=&quot;Tak&quot;;IF([.K16]&lt;=4.85;&quot;Dyplom&quot;;IF([.K16]&lt;=5;&quot;Książka&quot;;&quot;Pióro&quot;));&quot;&quot;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28" table:formula="of:=IF([.K17]&gt;=4.75;&quot;Tak&quot;;&quot;Nie&quot;)" office:value-type="string" office:string-value="Nie" calcext:value-type="string">
            <text:p>Nie</text:p>
          </table:table-cell>
          <table:table-cell table:style-name="ce17" table:formula="of:=IF([.L17]=&quot;Tak&quot;;IF([.K17]&lt;=4.85;&quot;Dyplom&quot;;IF([.K17]&lt;=5;&quot;Książka&quot;;&quot;Pióro&quot;));&quot;&quot;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28" table:formula="of:=IF([.K18]&gt;=4.75;&quot;Tak&quot;;&quot;Nie&quot;)" office:value-type="string" office:string-value="Tak" calcext:value-type="string">
            <text:p>Tak</text:p>
          </table:table-cell>
          <table:table-cell table:style-name="ce17" table:formula="of:=IF([.L18]=&quot;Tak&quot;;IF([.K18]&lt;=4.85;&quot;Dyplom&quot;;IF([.K18]&lt;=5;&quot;Książka&quot;;&quot;Pióro&quot;));&quot;&quot;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28" table:formula="of:=IF([.K19]&gt;=4.75;&quot;Tak&quot;;&quot;Nie&quot;)" office:value-type="string" office:string-value="Nie" calcext:value-type="string">
            <text:p>Nie</text:p>
          </table:table-cell>
          <table:table-cell table:style-name="ce17" table:formula="of:=IF([.L19]=&quot;Tak&quot;;IF([.K19]&lt;=4.85;&quot;Dyplom&quot;;IF([.K19]&lt;=5;&quot;Książka&quot;;&quot;Pióro&quot;));&quot;&quot;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28" table:formula="of:=IF([.K20]&gt;=4.75;&quot;Tak&quot;;&quot;Nie&quot;)" office:value-type="string" office:string-value="Nie" calcext:value-type="string">
            <text:p>Nie</text:p>
          </table:table-cell>
          <table:table-cell table:style-name="ce17" table:formula="of:=IF([.L20]=&quot;Tak&quot;;IF([.K20]&lt;=4.85;&quot;Dyplom&quot;;IF([.K20]&lt;=5;&quot;Książka&quot;;&quot;Pióro&quot;));&quot;&quot;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28" table:formula="of:=IF([.K21]&gt;=4.75;&quot;Tak&quot;;&quot;Nie&quot;)" office:value-type="string" office:string-value="Nie" calcext:value-type="string">
            <text:p>Nie</text:p>
          </table:table-cell>
          <table:table-cell table:style-name="ce17" table:formula="of:=IF([.L21]=&quot;Tak&quot;;IF([.K21]&lt;=4.85;&quot;Dyplom&quot;;IF([.K21]&lt;=5;&quot;Książka&quot;;&quot;Pióro&quot;));&quot;&quot;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28" table:formula="of:=IF([.K22]&gt;=4.75;&quot;Tak&quot;;&quot;Nie&quot;)" office:value-type="string" office:string-value="Nie" calcext:value-type="string">
            <text:p>Nie</text:p>
          </table:table-cell>
          <table:table-cell table:style-name="ce17" table:formula="of:=IF([.L22]=&quot;Tak&quot;;IF([.K22]&lt;=4.85;&quot;Dyplom&quot;;IF([.K22]&lt;=5;&quot;Książka&quot;;&quot;Pióro&quot;));&quot;&quot;)">
            <text:p/>
          </table:table-cell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28" table:formula="of:=IF([.K23]&gt;=4.75;&quot;Tak&quot;;&quot;Nie&quot;)" office:value-type="string" office:string-value="Tak" calcext:value-type="string">
            <text:p>Tak</text:p>
          </table:table-cell>
          <table:table-cell table:style-name="ce17" table:formula="of:=IF([.L23]=&quot;Tak&quot;;IF([.K23]&lt;=4.85;&quot;Dyplom&quot;;IF([.K23]&lt;=5;&quot;Książka&quot;;&quot;Pióro&quot;));&quot;&quot;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28" table:formula="of:=IF([.K24]&gt;=4.75;&quot;Tak&quot;;&quot;Nie&quot;)" office:value-type="string" office:string-value="Nie" calcext:value-type="string">
            <text:p>Nie</text:p>
          </table:table-cell>
          <table:table-cell table:style-name="ce17" table:formula="of:=IF([.L24]=&quot;Tak&quot;;IF([.K24]&lt;=4.85;&quot;Dyplom&quot;;IF([.K24]&lt;=5;&quot;Książka&quot;;&quot;Pióro&quot;));&quot;&quot;)">
            <text:p/>
          </table:table-cell>
          <table:table-cell table:number-columns-repeated="1011"/>
        </table:table-row>
        <table:table-row table:style-name="ro4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:.C24])" office:value-type="float" office:value="3.95238095238095" calcext:value-type="float">
            <text:p>3,95</text:p>
          </table:table-cell>
          <table:table-cell table:style-name="ce29" table:formula="of:=AVERAGE([.D4:.D24])" office:value-type="float" office:value="3.61904761904762" calcext:value-type="float">
            <text:p>3,62</text:p>
          </table:table-cell>
          <table:table-cell table:style-name="ce29" table:formula="of:=AVERAGE([.E4:.E24])" office:value-type="float" office:value="3.47619047619048" calcext:value-type="float">
            <text:p>3,48</text:p>
          </table:table-cell>
          <table:table-cell table:style-name="ce29" table:formula="of:=AVERAGE([.F4:.F24])" office:value-type="float" office:value="3.76190476190476" calcext:value-type="float">
            <text:p>3,76</text:p>
          </table:table-cell>
          <table:table-cell table:style-name="ce29" table:formula="of:=AVERAGE([.G4:.G24])" office:value-type="float" office:value="3.61904761904762" calcext:value-type="float">
            <text:p>3,62</text:p>
          </table:table-cell>
          <table:table-cell table:style-name="ce29" table:formula="of:=AVERAGE([.H4:.H24])" office:value-type="float" office:value="3.76190476190476" calcext:value-type="float">
            <text:p>3,76</text:p>
          </table:table-cell>
          <table:table-cell table:style-name="ce29" table:formula="of:=AVERAGE([.I4:.I24])" office:value-type="float" office:value="3.47619047619048" calcext:value-type="float">
            <text:p>3,48</text:p>
          </table:table-cell>
          <table:table-cell table:style-name="ce29" table:formula="of:=AVERAGE([.J4:.J24])" office:value-type="float" office:value="3.71428571428571" calcext:value-type="float">
            <text:p>3,71</text:p>
          </table:table-cell>
          <table:table-cell table:style-name="ce33"/>
          <table:table-cell table:style-name="ce34" table:number-columns-repeated="2"/>
          <table:table-cell table:number-columns-repeated="1011"/>
        </table:table-row>
        <table:table-row table:style-name="ro4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 table:formula="of:=AVERAGE([.K4:.K24])" office:value-type="float" office:value="3.67261904761905" calcext:value-type="float">
            <text:p>3,67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138" table:formula="of:=COUNTIF([.L4:.L24];&quot;Tak&quot;)" office:value-type="float" office:value="4" calcext:value-type="float">
            <text:p>4</text:p>
          </table:table-cell>
          <table:table-cell table:style-name="ce35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36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37"/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lt;18,5</text:p>
          </table:table-cell>
          <table:table-cell table:style-name="ce43" office:value-type="string" calcext:value-type="string">
            <text:p>niedo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18,5-24,9</text:p>
          </table:table-cell>
          <table:table-cell table:style-name="ce43" office:value-type="string" calcext:value-type="string">
            <text:p>norm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gt;=25</text:p>
          </table:table-cell>
          <table:table-cell table:style-name="ce43" office:value-type="string" calcext:value-type="string">
            <text:p>nad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30</text:p>
          </table:table-cell>
          <table:table-cell table:style-name="ce44" office:value-type="string" calcext:value-type="string">
            <text:p>otyłość</text:p>
          </table:table-cell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masa</text:p>
          </table:table-cell>
          <table:table-cell table:style-name="ce45" office:value-type="string" calcext:value-type="string">
            <text:p>wzrost</text:p>
          </table:table-cell>
          <table:table-cell table:style-name="ce45" office:value-type="string" calcext:value-type="string">
            <text:p>BMI</text:p>
          </table:table-cell>
          <table:table-cell table:style-name="ce52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65" calcext:value-type="float">
            <text:p>65</text:p>
          </table:table-cell>
          <table:table-cell table:style-name="ce46" office:value-type="float" office:value="1.65" calcext:value-type="float">
            <text:p>1,65</text:p>
          </table:table-cell>
          <table:table-cell table:style-name="ce51" table:formula="of:=[.B10]/([.C10]^2)" office:value-type="float" office:value="23.8751147842057" calcext:value-type="float">
            <text:p>23,9</text:p>
          </table:table-cell>
          <table:table-cell table:style-name="ce53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96" calcext:value-type="float">
            <text:p>96</text:p>
          </table:table-cell>
          <table:table-cell table:style-name="ce46" office:value-type="float" office:value="1.91" calcext:value-type="float">
            <text:p>1,91</text:p>
          </table:table-cell>
          <table:table-cell table:style-name="ce51" table:formula="of:=[.B11]/([.C11]^2)" office:value-type="float" office:value="26.3150681176503" calcext:value-type="float">
            <text:p>26,3</text:p>
          </table:table-cell>
          <table:table-cell table:style-name="ce53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88" calcext:value-type="float">
            <text:p>88</text:p>
          </table:table-cell>
          <table:table-cell table:style-name="ce46" office:value-type="float" office:value="1.7" calcext:value-type="float">
            <text:p>1,7</text:p>
          </table:table-cell>
          <table:table-cell table:style-name="ce51" table:formula="of:=[.B12]/([.C12]^2)" office:value-type="float" office:value="30.4498269896194" calcext:value-type="float">
            <text:p>30,4</text:p>
          </table:table-cell>
          <table:table-cell table:style-name="ce53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146" office:value-type="float" office:value="59" calcext:value-type="float">
            <text:p>59</text:p>
          </table:table-cell>
          <table:table-cell table:style-name="ce152" office:value-type="float" office:value="1.8" calcext:value-type="float">
            <text:p>1,8</text:p>
          </table:table-cell>
          <table:table-cell table:style-name="ce51" table:formula="of:=[.B13]/([.C13]^2)" office:value-type="float" office:value="18.2098765432099" calcext:value-type="float">
            <text:p>18,2</text:p>
          </table:table-cell>
          <table:table-cell table:style-name="ce53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float" office:value="60" calcext:value-type="float">
            <text:p>60</text:p>
          </table:table-cell>
          <table:table-cell table:style-name="ce5" office:value-type="float" office:value="1.75" calcext:value-type="float">
            <text:p>1,75</text:p>
          </table:table-cell>
          <table:table-cell table:style-name="ce51" table:formula="of:=[.B14]/([.C14]^2)" office:value-type="float" office:value="19.5918367346939" calcext:value-type="float">
            <text:p>19,6</text:p>
          </table:table-cell>
          <table:table-cell table:style-name="ce53" table:formula="of:=IF([.D14]&lt;18.5;&quot;Niedowaga&quot;;IF([.D14]&lt;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table:table-column table:style-name="co17" table:default-cell-style-name="ce1"/>
        <table:table-column table:style-name="co18" table:default-cell-style-name="ce1"/>
        <table:table-column table:style-name="co6" table:default-cell-style-name="Default"/>
        <table:table-column table:style-name="co19" table:default-cell-style-name="ce1"/>
        <table:table-column table:style-name="co6" table:number-columns-repeated="3" table:default-cell-style-name="Default"/>
        <table:table-column table:style-name="co20" table:default-cell-style-name="ce1"/>
        <table:table-column table:style-name="co18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57" office:value-type="string" calcext:value-type="string">
            <text:p>Dom wypoczynkowy "Na Górce"</text:p>
          </table:table-cell>
          <table:table-cell table:style-name="ce5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59" office:value-type="string" calcext:value-type="string">
            <text:p>Lp.</text:p>
          </table:table-cell>
          <table:table-cell table:style-name="ce159" office:value-type="string" calcext:value-type="string">
            <text:p>Nazwisko</text:p>
          </table:table-cell>
          <table:table-cell table:style-name="ce64" office:value-type="string" calcext:value-type="string">
            <text:p>Data przyjazdu</text:p>
          </table:table-cell>
          <table:table-cell table:style-name="ce64" office:value-type="string" calcext:value-type="string">
            <text:p>Data wyjazdu</text:p>
          </table:table-cell>
          <table:table-cell table:style-name="ce64" office:value-type="string" calcext:value-type="string">
            <text:p>Ile osób</text:p>
          </table:table-cell>
          <table:table-cell table:style-name="ce64" office:value-type="string" calcext:value-type="string">
            <text:p>Posiłki</text:p>
          </table:table-cell>
          <table:table-cell table:style-name="ce64" office:value-type="string" calcext:value-type="string">
            <text:p>Długość pobytu</text:p>
          </table:table-cell>
          <table:table-cell table:style-name="ce64" office:value-type="string" calcext:value-type="string">
            <text:p>Opłata za posiłki</text:p>
          </table:table-cell>
          <table:table-cell table:style-name="ce64" office:value-type="string" calcext:value-type="string">
            <text:p>Opłata za noclegi</text:p>
          </table:table-cell>
          <table:table-cell table:style-name="ce64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8" office:value-type="string" calcext:value-type="string">
            <text:p>Kącki</text:p>
          </table:table-cell>
          <table:table-cell table:style-name="ce65" office:value-type="date" office:date-value="1996-06-02" calcext:value-type="date">
            <text:p>96.02.06</text:p>
          </table:table-cell>
          <table:table-cell table:style-name="ce65" office:value-type="date" office:date-value="1996-06-12" calcext:value-type="date">
            <text:p>96.12.0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4"/>
          <table:table-cell table:style-name="ce80" table:number-columns-repeated="2"/>
          <table:table-cell table:style-name="ce77"/>
          <table:table-cell table:number-columns-repeated="1014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Siewierski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6-09" calcext:value-type="date">
            <text:p>96.09.06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9" office:value-type="string" calcext:value-type="string">
            <text:p>Lucek</text:p>
          </table:table-cell>
          <table:table-cell table:style-name="ce66" office:value-type="date" office:date-value="1996-06-11" calcext:value-type="date">
            <text:p>96.11.06</text:p>
          </table:table-cell>
          <table:table-cell table:style-name="ce66" office:value-type="date" office:date-value="1996-06-24" calcext:value-type="date">
            <text:p>96.24.0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9" office:value-type="string" calcext:value-type="string">
            <text:p>Ambroziak</text:p>
          </table:table-cell>
          <table:table-cell table:style-name="ce66" office:value-type="date" office:date-value="1996-06-10" calcext:value-type="date">
            <text:p>96.10.06</text:p>
          </table:table-cell>
          <table:table-cell table:style-name="ce66" office:value-type="date" office:date-value="1996-06-20" calcext:value-type="date">
            <text:p>96.2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9" office:value-type="string" calcext:value-type="string">
            <text:p>Kukliński</text:p>
          </table:table-cell>
          <table:table-cell table:style-name="ce66" office:value-type="date" office:date-value="1996-06-23" calcext:value-type="date">
            <text:p>96.23.06</text:p>
          </table:table-cell>
          <table:table-cell table:style-name="ce66" office:value-type="date" office:date-value="1996-07-06" calcext:value-type="date">
            <text:p>96.06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9" office:value-type="string" calcext:value-type="string">
            <text:p>Matejko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7-11" calcext:value-type="date">
            <text:p>96.11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9" office:value-type="string" calcext:value-type="string">
            <text:p>Mucha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9" office:value-type="string" calcext:value-type="string">
            <text:p>Janosik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6-30" calcext:value-type="date">
            <text:p>96.3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9" office:value-type="string" calcext:value-type="string">
            <text:p>Kuchtow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66" office:value-type="date" office:date-value="1996-07-29" calcext:value-type="date">
            <text:p>96.29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60" office:value-type="string" calcext:value-type="string">
            <text:p>Kinga</text:p>
          </table:table-cell>
          <table:table-cell table:style-name="ce67" office:value-type="date" office:date-value="2003-02-09" calcext:value-type="date">
            <text:p>03.09.02</text:p>
          </table:table-cell>
          <table:table-cell table:style-name="ce67" table:formula="of:=[.C13]+28" office:value-type="date" office:date-value="2003-03-09" calcext:value-type="date">
            <text:p>03.09.0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159" office:value-type="string" calcext:value-type="string" table:number-columns-spanned="2" table:number-rows-spanned="1">
            <text:p>Średnio</text:p>
          </table:table-cell>
          <table:covered-table-cell table:style-name="ce159"/>
          <table:table-cell table:style-name="ce68" table:number-columns-repeated="5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61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Cena zestawu posiłków dla 1 osoby na 1 dzień</text:p>
          </table:table-cell>
          <table:table-cell table:style-name="ce69" table:number-columns-repeated="4"/>
          <table:table-cell table:style-name="ce77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Opłata za nocleg 1 osoby</text:p>
          </table:table-cell>
          <table:table-cell table:style-name="ce70" table:number-columns-repeated="4"/>
          <table:table-cell table:style-name="ce78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79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7" office:value-type="string" calcext:value-type="string">
            <text:p>Stanowisko</text:p>
          </table:table-cell>
          <table:table-cell table:style-name="ce87" office:value-type="string" calcext:value-type="string">
            <text:p>Zasadnicza</text:p>
          </table:table-cell>
          <table:table-cell table:style-name="ce87" office:value-type="string" calcext:value-type="string">
            <text:p>Premia</text:p>
          </table:table-cell>
          <table:table-cell table:style-name="ce87" office:value-type="string" calcext:value-type="string">
            <text:p>Funkcyjny</text:p>
          </table:table-cell>
          <table:table-cell table:style-name="ce87" office:value-type="string" calcext:value-type="string">
            <text:p>Brutto</text:p>
          </table:table-cell>
          <table:table-cell table:style-name="ce87" office:value-type="string" calcext:value-type="string">
            <text:p>Podatek</text:p>
          </table:table-cell>
          <table:table-cell table:style-name="ce87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P</text:p>
          </table:table-cell>
          <table:table-cell table:style-name="ce90" office:value-type="float" office:value="345" calcext:value-type="float">
            <text:p>345,00 zł</text:p>
          </table:table-cell>
          <table:table-cell table:style-name="ce90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K</text:p>
          </table:table-cell>
          <table:table-cell table:style-name="ce91" office:value-type="float" office:value="410" calcext:value-type="float">
            <text:p>41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1" table:number-columns-repeated="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table:table-column table:style-name="co6" table:number-columns-repeated="1024" table:default-cell-style-name="Default"/>
        <table:table-row table:style-name="ro1">
          <table:table-cell table:style-name="ce92" office:value-type="string" calcext:value-type="string">
            <text:p>Reguły płacowe w pewnej firmie były zdecydowanie skomplikowane...</text:p>
          </table:table-cell>
          <table:table-cell table:style-name="ce92" table:number-columns-repeated="6"/>
          <table:table-cell/>
          <table:table-cell table:style-name="ce102" office:value-type="string" calcext:value-type="string">
            <text:p>z=</text:p>
          </table:table-cell>
          <table:table-cell table:style-name="ce105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Jeżeli pracownik zarobił w ciągu roku mniej niż z złotych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n=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i miał mniej niż n nieobecności</text:p>
          </table:table-cell>
          <table:table-cell table:style-name="ce92" table:number-columns-repeated="4"/>
          <table:table-cell/>
          <table:table-cell table:style-name="ce103" office:value-type="string" calcext:value-type="string">
            <text:p>r=</text:p>
          </table:table-cell>
          <table:table-cell table:style-name="ce106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lub pracował dłużej niż od roku r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p1=</text:p>
          </table:table-cell>
          <table:table-cell table:style-name="ce107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to dostawał premię w wysokości p1% rocznej płacy</text:p>
          </table:table-cell>
          <table:table-cell table:style-name="ce92" table:number-columns-repeated="4"/>
          <table:table-cell/>
          <table:table-cell table:style-name="ce104" office:value-type="string" calcext:value-type="string">
            <text:p>p2=</text:p>
          </table:table-cell>
          <table:table-cell table:style-name="ce108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W innych sytuacjach premia wynosiła tylko p2%!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2" office:value-type="string" calcext:value-type="string">
            <text:p>Wyznacz premię i pełne roczne uposażenie następujących pracowników:</text:p>
          </table:table-cell>
          <table:table-cell table:style-name="ce92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93" office:value-type="string" calcext:value-type="string">
            <text:p>Kto</text:p>
          </table:table-cell>
          <table:table-cell table:style-name="ce96" office:value-type="string" calcext:value-type="string">
            <text:p>Co</text:p>
          </table:table-cell>
          <table:table-cell table:style-name="ce96" office:value-type="string" calcext:value-type="string">
            <text:p>Ile</text:p>
          </table:table-cell>
          <table:table-cell table:style-name="ce96" office:value-type="string" calcext:value-type="string">
            <text:p>Nieob</text:p>
          </table:table-cell>
          <table:table-cell table:style-name="ce96" office:value-type="string" calcext:value-type="string">
            <text:p>Od</text:p>
          </table:table-cell>
          <table:table-cell table:style-name="ce96" office:value-type="string" calcext:value-type="string">
            <text:p>Premia</text:p>
          </table:table-cell>
          <table:table-cell table:style-name="ce99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24000" calcext:value-type="float">
            <text:p>2400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989" calcext:value-type="float">
            <text:p>1989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2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17000" calcext:value-type="float">
            <text:p>17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1" calcext:value-type="float">
            <text:p>1991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3</text:p>
          </table:table-cell>
          <table:table-cell table:style-name="ce97" office:value-type="string" calcext:value-type="string">
            <text:p>Tech.</text:p>
          </table:table-cell>
          <table:table-cell table:style-name="ce97" office:value-type="float" office:value="18000" calcext:value-type="float">
            <text:p>1800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993" calcext:value-type="float">
            <text:p>1993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4</text:p>
          </table:table-cell>
          <table:table-cell table:style-name="ce97" office:value-type="string" calcext:value-type="string">
            <text:p>Umysł.</text:p>
          </table:table-cell>
          <table:table-cell table:style-name="ce97" office:value-type="float" office:value="21000" calcext:value-type="float">
            <text:p>2100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5" calcext:value-type="float">
            <text:p>1995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5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28000" calcext:value-type="float">
            <text:p>28000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997" calcext:value-type="float">
            <text:p>1997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6</text:p>
          </table:table-cell>
          <table:table-cell table:style-name="ce97" office:value-type="string" calcext:value-type="string">
            <text:p>Fiz.</text:p>
          </table:table-cell>
          <table:table-cell table:style-name="ce97" office:value-type="float" office:value="31000" calcext:value-type="float">
            <text:p>3100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9" calcext:value-type="float">
            <text:p>1999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7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14000" calcext:value-type="float">
            <text:p>14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7" calcext:value-type="float">
            <text:p>1997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8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38000" calcext:value-type="float">
            <text:p>3800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5" calcext:value-type="float">
            <text:p>1995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9</text:p>
          </table:table-cell>
          <table:table-cell table:style-name="ce97" office:value-type="string" calcext:value-type="string">
            <text:p>Umysł.</text:p>
          </table:table-cell>
          <table:table-cell table:style-name="ce97" office:value-type="float" office:value="21000" calcext:value-type="float">
            <text:p>2100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3" calcext:value-type="float">
            <text:p>1993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0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44000" calcext:value-type="float">
            <text:p>44000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991" calcext:value-type="float">
            <text:p>1991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1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27000" calcext:value-type="float">
            <text:p>2700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990" calcext:value-type="float">
            <text:p>1990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2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33000" calcext:value-type="float">
            <text:p>33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2" calcext:value-type="float">
            <text:p>1992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3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11000" calcext:value-type="float">
            <text:p>1100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4" calcext:value-type="float">
            <text:p>1994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4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28000" calcext:value-type="float">
            <text:p>28000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996" calcext:value-type="float">
            <text:p>1996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5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24000" calcext:value-type="float">
            <text:p>2400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8" calcext:value-type="float">
            <text:p>1998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9">
          <table:table-cell table:style-name="ce95" office:value-type="string" calcext:value-type="string">
            <text:p>Prac 16</text:p>
          </table:table-cell>
          <table:table-cell table:style-name="ce98" office:value-type="string" calcext:value-type="string">
            <text:p>Umysł.</text:p>
          </table:table-cell>
          <table:table-cell table:style-name="ce98" office:value-type="float" office:value="21500" calcext:value-type="float">
            <text:p>21500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995" calcext:value-type="float">
            <text:p>1995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8P0" style:volatile="true">
      <number:year/>
      <number:text>.</number:text>
      <number:day number:style="long"/>
      <number:text>.</number:text>
      <number:month number:style="long"/>
    </number:dat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.00.0000</text:date>, <text:time style:data-style-name="N2" text:time-value="10:21:40.10142584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0:35:04.197285476</dc:date>
    <meta:editing-cycles>4</meta:editing-cycles>
    <meta:editing-duration>PT19M48S</meta:editing-duration>
    <meta:generator>LibreOffice/5.4.1.2$Linux_X86_64 LibreOffice_project/40m0$Build-2</meta:generator>
    <meta:document-statistic meta:table-count="6" meta:cell-count="568" meta:object-count="1"/>
  </office:meta>
</office:document-meta>
</file>